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66in"/>
    </style:style>
    <style:style style:name="co2" style:family="table-column">
      <style:table-column-properties fo:break-before="auto" style:column-width="0.5035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27 degree</text:p>
          </table:table-cell>
          <table:table-cell table:number-columns-repeated="7"/>
        </table:table-row>
        <table:table-row table:style-name="ro1"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fish20200317092649</text:p>
          </table:table-cell>
          <table:table-cell table:number-columns-repeated="2"/>
          <table:table-cell office:value-type="float" office:value="3400.88" calcext:value-type="float">
            <text:p>3400.88</text:p>
          </table:table-cell>
          <table:table-cell office:value-type="float" office:value="258.7" calcext:value-type="float">
            <text:p>258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094649</text:p>
          </table:table-cell>
          <table:table-cell table:number-columns-repeated="2"/>
          <table:table-cell office:value-type="float" office:value="3310.76" calcext:value-type="float">
            <text:p>3310.76</text:p>
          </table:table-cell>
          <table:table-cell office:value-type="float" office:value="176.72" calcext:value-type="float">
            <text:p>176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092149</text:p>
          </table:table-cell>
          <table:table-cell table:number-columns-repeated="2"/>
          <table:table-cell office:value-type="float" office:value="3304.73" calcext:value-type="float">
            <text:p>3304.73</text:p>
          </table:table-cell>
          <table:table-cell office:value-type="float" office:value="225.87" calcext:value-type="float">
            <text:p>225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094149</text:p>
          </table:table-cell>
          <table:table-cell table:number-columns-repeated="2"/>
          <table:table-cell office:value-type="float" office:value="3430.59" calcext:value-type="float">
            <text:p>3430.59</text:p>
          </table:table-cell>
          <table:table-cell office:value-type="float" office:value="193.27" calcext:value-type="float">
            <text:p>193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093649</text:p>
          </table:table-cell>
          <table:table-cell table:number-columns-repeated="2"/>
          <table:table-cell office:value-type="float" office:value="3268.98" calcext:value-type="float">
            <text:p>3268.98</text:p>
          </table:table-cell>
          <table:table-cell office:value-type="float" office:value="250.37" calcext:value-type="float">
            <text:p>250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093149</text:p>
          </table:table-cell>
          <table:table-cell table:number-columns-repeated="2"/>
          <table:table-cell office:value-type="float" office:value="3160.99" calcext:value-type="float">
            <text:p>3160.99</text:p>
          </table:table-cell>
          <table:table-cell office:value-type="float" office:value="207.34" calcext:value-type="float">
            <text:p>207.34</text:p>
          </table:table-cell>
          <table:table-cell/>
          <table:table-cell table:formula="of:=SUM([.D3:.D8])/6" office:value-type="float" office:value="3312.82166666667" calcext:value-type="float">
            <text:p>3312.82166666667</text:p>
          </table:table-cell>
          <table:table-cell table:formula="of:=SUM([.E3:.E8])/6" office:value-type="float" office:value="218.711666666667" calcext:value-type="float">
            <text:p>218.71166666666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25 degre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sh20200317104149</text:p>
          </table:table-cell>
          <table:table-cell table:number-columns-repeated="2"/>
          <table:table-cell office:value-type="float" office:value="3453.2" calcext:value-type="float">
            <text:p>3453.2</text:p>
          </table:table-cell>
          <table:table-cell office:value-type="float" office:value="271.85" calcext:value-type="float">
            <text:p>271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05649</text:p>
          </table:table-cell>
          <table:table-cell table:number-columns-repeated="2"/>
          <table:table-cell office:value-type="float" office:value="3536.41" calcext:value-type="float">
            <text:p>3536.41</text:p>
          </table:table-cell>
          <table:table-cell office:value-type="float" office:value="231.78" calcext:value-type="float">
            <text:p>231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10649</text:p>
          </table:table-cell>
          <table:table-cell table:number-columns-repeated="2"/>
          <table:table-cell office:value-type="float" office:value="3069.97" calcext:value-type="float">
            <text:p>3069.97</text:p>
          </table:table-cell>
          <table:table-cell office:value-type="float" office:value="168.99" calcext:value-type="float">
            <text:p>168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03649</text:p>
          </table:table-cell>
          <table:table-cell table:number-columns-repeated="2"/>
          <table:table-cell office:value-type="float" office:value="3525.8" calcext:value-type="float">
            <text:p>3525.8</text:p>
          </table:table-cell>
          <table:table-cell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05149</text:p>
          </table:table-cell>
          <table:table-cell table:number-columns-repeated="2"/>
          <table:table-cell office:value-type="float" office:value="3143.88" calcext:value-type="float">
            <text:p>3143.88</text:p>
          </table:table-cell>
          <table:table-cell office:value-type="float" office:value="221.69" calcext:value-type="float">
            <text:p>221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03149</text:p>
          </table:table-cell>
          <table:table-cell table:number-columns-repeated="2"/>
          <table:table-cell office:value-type="float" office:value="3363.97" calcext:value-type="float">
            <text:p>3363.97</text:p>
          </table:table-cell>
          <table:table-cell office:value-type="float" office:value="214.48" calcext:value-type="float">
            <text:p>214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10149</text:p>
          </table:table-cell>
          <table:table-cell table:number-columns-repeated="2"/>
          <table:table-cell office:value-type="float" office:value="3285.63" calcext:value-type="float">
            <text:p>3285.63</text:p>
          </table:table-cell>
          <table:table-cell office:value-type="float" office:value="166.12" calcext:value-type="float">
            <text:p>166.12</text:p>
          </table:table-cell>
          <table:table-cell/>
          <table:table-cell table:formula="of:=SUM([.D13:.D19])/7" office:value-type="float" office:value="3339.83714285714" calcext:value-type="float">
            <text:p>3339.83714285714</text:p>
          </table:table-cell>
          <table:table-cell table:formula="of:=SUM([.E13:.E19])/7" office:value-type="float" office:value="221.558571428571" calcext:value-type="float">
            <text:p>221.55857142857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22 degre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sh20200317114649</text:p>
          </table:table-cell>
          <table:table-cell table:number-columns-repeated="2"/>
          <table:table-cell office:value-type="float" office:value="3385.56" calcext:value-type="float">
            <text:p>3385.56</text:p>
          </table:table-cell>
          <table:table-cell office:value-type="float" office:value="238.54" calcext:value-type="float">
            <text:p>23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15149</text:p>
          </table:table-cell>
          <table:table-cell table:number-columns-repeated="2"/>
          <table:table-cell office:value-type="float" office:value="3477.28" calcext:value-type="float">
            <text:p>3477.28</text:p>
          </table:table-cell>
          <table:table-cell office:value-type="float" office:value="172.27" calcext:value-type="float">
            <text:p>172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15649</text:p>
          </table:table-cell>
          <table:table-cell table:number-columns-repeated="2"/>
          <table:table-cell office:value-type="float" office:value="1885.05" calcext:value-type="float">
            <text:p>1885.05</text:p>
          </table:table-cell>
          <table:table-cell office:value-type="float" office:value="92.311" calcext:value-type="float">
            <text:p>92.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20149</text:p>
          </table:table-cell>
          <table:table-cell table:number-columns-repeated="2"/>
          <table:table-cell office:value-type="float" office:value="3187.76" calcext:value-type="float">
            <text:p>3187.76</text:p>
          </table:table-cell>
          <table:table-cell office:value-type="float" office:value="137.22" calcext:value-type="float">
            <text:p>137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20649</text:p>
          </table:table-cell>
          <table:table-cell table:number-columns-repeated="2"/>
          <table:table-cell office:value-type="float" office:value="2828.01" calcext:value-type="float">
            <text:p>2828.01</text:p>
          </table:table-cell>
          <table:table-cell office:value-type="float" office:value="232.43" calcext:value-type="float">
            <text:p>232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21149</text:p>
          </table:table-cell>
          <table:table-cell table:number-columns-repeated="2"/>
          <table:table-cell office:value-type="float" office:value="3353.49" calcext:value-type="float">
            <text:p>3353.49</text:p>
          </table:table-cell>
          <table:table-cell office:value-type="float" office:value="151.13" calcext:value-type="float">
            <text:p>151.13</text:p>
          </table:table-cell>
          <table:table-cell/>
          <table:table-cell table:formula="of:=SUM([.D24:.D29])/6" office:value-type="float" office:value="3019.525" calcext:value-type="float">
            <text:p>3019.525</text:p>
          </table:table-cell>
          <table:table-cell table:formula="of:=SUM([.E24:.E29])/6" office:value-type="float" office:value="170.650166666667" calcext:value-type="float">
            <text:p>170.65016666666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20 degre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sh20200317121149</text:p>
          </table:table-cell>
          <table:table-cell table:number-columns-repeated="2"/>
          <table:table-cell office:value-type="float" office:value="3192.38" calcext:value-type="float">
            <text:p>3192.38</text:p>
          </table:table-cell>
          <table:table-cell office:value-type="float" office:value="245.81" calcext:value-type="float">
            <text:p>245.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30149</text:p>
          </table:table-cell>
          <table:table-cell table:number-columns-repeated="2"/>
          <table:table-cell office:value-type="float" office:value="3480.96" calcext:value-type="float">
            <text:p>3480.96</text:p>
          </table:table-cell>
          <table:table-cell office:value-type="float" office:value="231.48" calcext:value-type="float">
            <text:p>231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30649</text:p>
          </table:table-cell>
          <table:table-cell table:number-columns-repeated="2"/>
          <table:table-cell office:value-type="float" office:value="2977.26" calcext:value-type="float">
            <text:p>2977.26</text:p>
          </table:table-cell>
          <table:table-cell office:value-type="float" office:value="232.22" calcext:value-type="float">
            <text:p>232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31149</text:p>
          </table:table-cell>
          <table:table-cell table:number-columns-repeated="2"/>
          <table:table-cell office:value-type="float" office:value="2815.4" calcext:value-type="float">
            <text:p>2815.4</text:p>
          </table:table-cell>
          <table:table-cell office:value-type="float" office:value="98.17" calcext:value-type="float">
            <text:p>98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31649</text:p>
          </table:table-cell>
          <table:table-cell table:number-columns-repeated="2"/>
          <table:table-cell office:value-type="float" office:value="2849.48" calcext:value-type="float">
            <text:p>2849.48</text:p>
          </table:table-cell>
          <table:table-cell office:value-type="float" office:value="162.3" calcext:value-type="float">
            <text:p>162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32649</text:p>
          </table:table-cell>
          <table:table-cell table:number-columns-repeated="2"/>
          <table:table-cell office:value-type="float" office:value="2887.72" calcext:value-type="float">
            <text:p>2887.72</text:p>
          </table:table-cell>
          <table:table-cell office:value-type="float" office:value="102.95" calcext:value-type="float">
            <text:p>102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32649</text:p>
          </table:table-cell>
          <table:table-cell table:number-columns-repeated="2"/>
          <table:table-cell office:value-type="float" office:value="3131.97" calcext:value-type="float">
            <text:p>3131.97</text:p>
          </table:table-cell>
          <table:table-cell office:value-type="float" office:value="179.56" calcext:value-type="float">
            <text:p>179.56</text:p>
          </table:table-cell>
          <table:table-cell/>
          <table:table-cell table:formula="of:=SUM([.D34:.D40])/7" office:value-type="float" office:value="3047.88142857143" calcext:value-type="float">
            <text:p>3047.88142857143</text:p>
          </table:table-cell>
          <table:table-cell table:formula="of:=SUM([.E34:.E40])/7" office:value-type="float" office:value="178.927142857143" calcext:value-type="float">
            <text:p>178.92714285714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3" office:value-type="string" calcext:value-type="string">
            <text:p>18 degre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sh20200317151149</text:p>
          </table:table-cell>
          <table:table-cell table:number-columns-repeated="2"/>
          <table:table-cell office:value-type="float" office:value="2589.23" calcext:value-type="float">
            <text:p>2589.23</text:p>
          </table:table-cell>
          <table:table-cell office:value-type="float" office:value="168.78" calcext:value-type="float">
            <text:p>168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51649</text:p>
          </table:table-cell>
          <table:table-cell table:number-columns-repeated="2"/>
          <table:table-cell office:value-type="float" office:value="2585.29" calcext:value-type="float">
            <text:p>2585.29</text:p>
          </table:table-cell>
          <table:table-cell office:value-type="float" office:value="110.3" calcext:value-type="float">
            <text:p>110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52149</text:p>
          </table:table-cell>
          <table:table-cell table:number-columns-repeated="2"/>
          <table:table-cell office:value-type="float" office:value="3139.44" calcext:value-type="float">
            <text:p>3139.44</text:p>
          </table:table-cell>
          <table:table-cell office:value-type="float" office:value="272.18" calcext:value-type="float">
            <text:p>272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52649</text:p>
          </table:table-cell>
          <table:table-cell table:number-columns-repeated="2"/>
          <table:table-cell office:value-type="float" office:value="2953.72" calcext:value-type="float">
            <text:p>2953.72</text:p>
          </table:table-cell>
          <table:table-cell office:value-type="float" office:value="264.21" calcext:value-type="float">
            <text:p>264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53149</text:p>
          </table:table-cell>
          <table:table-cell table:number-columns-repeated="2"/>
          <table:table-cell office:value-type="float" office:value="2771.59" calcext:value-type="float">
            <text:p>2771.59</text:p>
          </table:table-cell>
          <table:table-cell office:value-type="float" office:value="78.45" calcext:value-type="float">
            <text:p>78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53649</text:p>
          </table:table-cell>
          <table:table-cell table:number-columns-repeated="2"/>
          <table:table-cell office:value-type="float" office:value="3037.33" calcext:value-type="float">
            <text:p>3037.33</text:p>
          </table:table-cell>
          <table:table-cell office:value-type="float" office:value="185.85" calcext:value-type="float">
            <text:p>185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20200317154149</text:p>
          </table:table-cell>
          <table:table-cell table:number-columns-repeated="2"/>
          <table:table-cell office:value-type="float" office:value="2836.03" calcext:value-type="float">
            <text:p>2836.03</text:p>
          </table:table-cell>
          <table:table-cell office:value-type="float" office:value="187.04" calcext:value-type="float">
            <text:p>187.04</text:p>
          </table:table-cell>
          <table:table-cell/>
          <table:table-cell table:formula="of:=SUM([.D45:.D51])/7" office:value-type="float" office:value="2844.66142857143" calcext:value-type="float">
            <text:p>2844.66142857143</text:p>
          </table:table-cell>
          <table:table-cell table:formula="of:=SUM([.E45:.E51])/7" office:value-type="float" office:value="180.972857142857" calcext:value-type="float">
            <text:p>180.9728571428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1T15:30:25.502779617</meta:creation-date>
    <dc:date>2020-04-01T17:18:34.606101749</dc:date>
    <meta:editing-duration>PT1H47M26S</meta:editing-duration>
    <meta:editing-cycles>78</meta:editing-cycles>
    <meta:generator>LibreOffice/6.4.2.2$Linux_X86_64 LibreOffice_project/470efa65018866d4eccd0320fc85de07297c8d71</meta:generator>
    <meta:document-statistic meta:table-count="1" meta:cell-count="114" meta:object-count="0"/>
  </office:meta>
</office:document-meta>
</file>